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 Vu Sans Mono1" svg:font-family="'Deja Vu Sans Mono'" style:font-family-generic="modern" style:font-pitch="fixed"/>
    <style:font-face style:name="Deja Vu Sans Mono2" svg:font-family="'Deja Vu Sans Mono'" style:font-adornments="Regular" style:font-family-generic="modern" style:font-pitch="fixed"/>
    <style:font-face style:name="Noto Sans Mono Medium1" svg:font-family="'Noto Sans Mono Medium'" style:font-family-generic="swiss" style:font-pitch="fixed"/>
    <style:font-face style:name="Noto Sans Mono Medium2" svg:font-family="'Noto Sans Mono Medium'" style:font-adornments="Regular" style:font-family-generic="swiss" style:font-pitch="fixed"/>
    <style:font-face style:name="Deja Vu Sans Mono" svg:font-family="'Deja 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Medium" svg:font-family="'Noto Sans Mono Medium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d428" draw:textarea-horizontal-align="justify" draw:textarea-vertical-align="middle" draw:auto-grow-height="false" fo:min-height="0.123cm" fo:min-width="1.23cm"/>
    </style:style>
    <style:style style:name="gr3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.123cm" fo:min-width="1.227cm"/>
    </style:style>
    <style:style style:name="gr4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12cm" fo:min-width="1.226cm"/>
    </style:style>
    <style:style style:name="gr5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124cm" fo:min-width="1.226cm"/>
    </style:style>
    <style:style style:name="gr6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0.123cm" fo:min-width="1.23cm"/>
    </style:style>
    <style:style style:name="gr7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123cm" fo:min-width="1.234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16cm" fo:min-width="7.839cm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.123cm" fo:min-width="1.23cm"/>
    </style:style>
    <style:style style:name="gr10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123cm" fo:min-width="1.228cm"/>
    </style:style>
    <style:style style:name="gr11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0.12cm" fo:min-width="1.226cm"/>
    </style:style>
    <style:style style:name="gr1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0.124cm" fo:min-width="1.226cm"/>
    </style:style>
    <style:style style:name="gr13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0.123cm" fo:min-width="1.231cm"/>
    </style:style>
    <style:style style:name="gr14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123cm" fo:min-width="1.234cm"/>
    </style:style>
    <style:style style:name="gr15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123cm" fo:min-width="1.231cm"/>
    </style:style>
    <style:style style:name="gr16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0.123cm" fo:min-width="1.228cm"/>
    </style:style>
    <style:style style:name="gr17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123cm" fo:min-width="1.23cm"/>
    </style:style>
    <style:style style:name="gr18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0.123cm" fo:min-width="1.228cm"/>
    </style:style>
    <style:style style:name="gr19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.12cm" fo:min-width="1.226cm"/>
    </style:style>
    <style:style style:name="gr20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124cm" fo:min-width="1.226cm"/>
    </style:style>
    <style:style style:name="gr21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.123cm" fo:min-width="1.23cm"/>
    </style:style>
    <style:style style:name="gr22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.123cm" fo:min-width="1.234cm"/>
    </style:style>
    <style:style style:name="gr23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0.12cm" fo:min-width="1.226cm"/>
    </style:style>
    <style:style style:name="gr24" style:family="graphic" style:parent-style-name="standard">
      <style:graphic-properties draw:stroke="dash" draw:stroke-dash="Fine_20_Dashed" svg:stroke-width="0cm" svg:stroke-color="#000000" draw:marker-start-width="0cm" draw:marker-end-width="0cm" svg:stroke-opacity="50%" draw:fill="none" draw:textarea-horizontal-align="justify" draw:textarea-vertical-align="middle" draw:auto-grow-height="false" fo:min-height="1.816cm" fo:min-width="7.839cm" fo:padding-top="0.125cm" fo:padding-bottom="0.125cm" fo:padding-left="0.25cm" fo:padding-right="0.25cm"/>
    </style:style>
    <style:style style:name="gr25" style:family="graphic" style:parent-style-name="objectwithoutfill">
      <style:graphic-properties draw:stroke="dash" draw:stroke-dash="Fine_20_Dashed" svg:stroke-width="0cm" svg:stroke-color="#000000" draw:marker-start-width="0cm" draw:marker-end-width="0cm" svg:stroke-opacity="50%" draw:fill="none" draw:textarea-vertical-align="middle" fo:padding-top="0.126cm" fo:padding-bottom="0.126cm" fo:padding-left="0.251cm" fo:padding-right="0.251cm"/>
    </style:style>
    <style:style style:name="gr2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123cm" fo:min-width="1.23cm"/>
    </style:style>
    <style:style style:name="gr2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3cm" fo:min-width="1.227cm"/>
    </style:style>
    <style:style style:name="gr2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12cm" fo:min-width="1.226cm"/>
    </style:style>
    <style:style style:name="gr2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4cm" fo:min-width="1.226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0.123cm" fo:min-width="1.23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0.123cm" fo:min-width="1.234cm"/>
    </style:style>
    <style:style style:name="gr32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123cm" fo:min-width="1.23cm"/>
    </style:style>
    <style:style style:name="gr3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123cm" fo:min-width="1.228cm"/>
    </style:style>
    <style:style style:name="gr34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12cm" fo:min-width="1.226cm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0.123cm" fo:min-width="1.231cm"/>
    </style:style>
    <style:style style:name="gr36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0.123cm" fo:min-width="1.231cm"/>
    </style:style>
    <style:style style:name="gr3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cm" fo:min-width="1.226cm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.124cm" fo:min-width="1.226cm"/>
    </style:style>
    <style:style style:name="gr3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3cm" fo:min-width="1.234cm"/>
    </style:style>
    <style:style style:name="gr40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23cm" fo:min-width="1.231cm"/>
    </style:style>
    <style:style style:name="gr41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0.123cm" fo:min-width="1.228cm"/>
    </style:style>
    <style:style style:name="gr42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23cm" fo:min-width="1.23cm"/>
    </style:style>
    <style:style style:name="gr43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23cm" fo:min-width="1.228cm"/>
    </style:style>
    <style:style style:name="gr44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12cm" fo:min-width="1.226cm"/>
    </style:style>
    <style:style style:name="gr45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124cm" fo:min-width="1.226cm"/>
    </style:style>
    <style:style style:name="gr46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123cm" fo:min-width="1.231cm"/>
    </style:style>
    <style:style style:name="gr47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123cm" fo:min-width="1.234cm"/>
    </style:style>
    <style:style style:name="gr48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9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50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983b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983b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52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a6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3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a6a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54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4c7d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5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4c7d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56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7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58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9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60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d6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d6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62" style:family="graphic" style:parent-style-name="standard">
      <style:graphic-properties draw:stroke="none" svg:stroke-color="#000000" draw:fill="none" draw:fill-color="#ffffff" fo:min-height="0.949cm"/>
    </style:style>
    <style:style style:name="gr63" style:family="graphic" style:parent-style-name="standard">
      <style:graphic-properties draw:stroke="solid" svg:stroke-color="#000000" draw:fill="solid" draw:fill-color="#ffffff" fo:min-height="9.673cm" draw:shadow="visible" draw:shadow-offset-x="0.203cm" draw:shadow-offset-y="0.203cm" draw:shadow-color="#cccccc"/>
    </style:style>
    <style:style style:name="gr64" style:family="graphic" style:parent-style-name="standard">
      <style:graphic-properties svg:stroke-width="0.102cm" svg:stroke-color="#1e90ff" draw:marker-start-width="0.509cm" draw:marker-end-width="0.509cm" draw:fill="none" draw:textarea-horizontal-align="justify" draw:textarea-vertical-align="middle" draw:auto-grow-height="false" fo:min-height="1.318cm" fo:min-width="4.351cm" fo:padding-top="0.176cm" fo:padding-bottom="0.176cm" fo:padding-left="0.301cm" fo:padding-right="0.301cm"/>
    </style:style>
    <style:style style:name="gr65" style:family="graphic" style:parent-style-name="standard">
      <style:graphic-properties svg:stroke-width="0.102cm" svg:stroke-color="#f10d0c" draw:marker-start-width="0.509cm" draw:marker-end-width="0.509cm" draw:fill="none" draw:textarea-horizontal-align="justify" draw:textarea-vertical-align="middle" draw:auto-grow-height="false" fo:min-height="3.19cm" fo:min-width="4.262cm" fo:padding-top="0.176cm" fo:padding-bottom="0.176cm" fo:padding-left="0.301cm" fo:padding-right="0.301cm"/>
    </style:style>
    <style:style style:name="gr66" style:family="graphic" style:parent-style-name="standard">
      <style:graphic-properties svg:stroke-width="0.102cm" svg:stroke-color="#81d41a" draw:marker-start-width="0.509cm" draw:marker-end-width="0.509cm" draw:fill="none" draw:textarea-horizontal-align="justify" draw:textarea-vertical-align="middle" draw:auto-grow-height="false" fo:min-height="1.172cm" fo:min-width="3.335cm" fo:padding-top="0.176cm" fo:padding-bottom="0.176cm" fo:padding-left="0.301cm" fo:padding-right="0.301cm"/>
    </style:style>
    <style:style style:name="gr67" style:family="graphic" style:parent-style-name="standard">
      <style:graphic-properties svg:stroke-width="0.102cm" svg:stroke-color="#ff860d" draw:marker-start-width="0.509cm" draw:marker-end-width="0.509cm" draw:fill="none" draw:textarea-horizontal-align="justify" draw:textarea-vertical-align="middle" draw:auto-grow-height="false" fo:min-height="1.251cm" fo:min-width="3.335cm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fo:min-height="0.959cm"/>
    </style:style>
    <style:style style:name="gr69" style:family="graphic" style:parent-style-name="standard">
      <style:graphic-properties draw:stroke="solid" svg:stroke-color="#b2b2b2" draw:fill="solid" draw:fill-color="#eeeeee" draw:textarea-horizontal-align="justify" draw:textarea-vertical-align="middle" draw:auto-grow-height="false" fo:min-height="4.449cm" fo:min-width="9.66cm"/>
    </style:style>
    <style:style style:name="gr70" style:family="graphic" style:parent-style-name="standard">
      <style:graphic-properties draw:stroke="dash" draw:stroke-dash="Ultrafine_20_Dashed" svg:stroke-color="#808080" draw:marker-start="Symmetric_20_Arrow" draw:marker-start-width="0.3cm" draw:textarea-vertical-align="middle"/>
    </style:style>
    <style:style style:name="gr71" style:family="graphic" style:parent-style-name="standard">
      <style:graphic-properties svg:stroke-color="#000000" draw:fill="solid" draw:fill-color="#ffd428" draw:textarea-horizontal-align="justify" draw:textarea-vertical-align="middle" draw:auto-grow-height="false" fo:min-height="0cm" fo:min-width="0cm" draw:shadow="hidden" draw:shadow-offset-x="0.203cm" draw:shadow-offset-y="0.203cm" draw:shadow-color="#b2b2b2"/>
    </style:style>
    <style:style style:name="gr72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cm" fo:min-width="0cm" draw:shadow="hidden" draw:shadow-offset-x="0.203cm" draw:shadow-offset-y="0.203cm" draw:shadow-color="#b2b2b2"/>
    </style:style>
    <style:style style:name="gr73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cm" fo:min-width="0cm" draw:shadow="hidden" draw:shadow-offset-x="0.203cm" draw:shadow-offset-y="0.203cm" draw:shadow-color="#b2b2b2"/>
    </style:style>
    <style:style style:name="gr74" style:family="graphic" style:parent-style-name="standard">
      <style:graphic-properties svg:stroke-color="#000000" draw:fill="solid" draw:fill-color="#b3cac7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75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7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844cm" fo:min-width="1.416cm" fo:padding-top="0.15cm" fo:padding-bottom="0.15cm" fo:padding-left="0.275cm" fo:padding-right="0.275cm" draw:shadow="hidden" draw:shadow-offset-x="0.203cm" draw:shadow-offset-y="0.203cm" draw:shadow-color="#b2b2b2"/>
    </style:style>
    <style:style style:name="gr77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78" style:family="graphic" style:parent-style-name="standard">
      <style:graphic-properties svg:stroke-color="#000000" draw:fill="solid" draw:fill-color="#fff5ce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79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80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237cm" fo:min-width="0.533cm" draw:shadow-offset-x="0.203cm" draw:shadow-offset-y="0.203cm"/>
    </style:style>
    <style:style style:name="gr8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504cm" fo:min-width="0.678cm" fo:padding-top="0.15cm" fo:padding-bottom="0.15cm" fo:padding-left="0.275cm" fo:padding-right="0.275cm"/>
    </style:style>
    <style:style style:name="gr86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505cm" fo:min-width="0.678cm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469cm" fo:min-width="2.489cm" draw:shadow="visible" draw:shadow-offset-x="0.203cm" draw:shadow-offset-y="0.203cm" draw:shadow-color="#b2b2b2"/>
    </style:style>
    <style:style style:name="gr94" style:family="graphic" style:parent-style-name="standard">
      <style:graphic-properties draw:stroke="solid" svg:stroke-color="#cccccc" draw:fill="solid" draw:fill-color="#eeeeee" draw:textarea-horizontal-align="justify" draw:textarea-vertical-align="middle" draw:auto-grow-height="false" fo:min-height="5.211cm" fo:min-width="9.66cm"/>
    </style:style>
    <style:style style:name="gr95" style:family="graphic" style:parent-style-name="standard">
      <style:graphic-properties draw:stroke="solid" svg:stroke-color="#000000" draw:fill="solid" draw:fill-color="#ffffff" fo:min-height="3.403cm" draw:shadow="visible" draw:shadow-offset-x="0.203cm" draw:shadow-offset-y="0.203cm" draw:shadow-color="#cccccc"/>
    </style:style>
    <style:style style:name="gr96" style:family="graphic" style:parent-style-name="objectwithoutfill">
      <style:graphic-properties svg:stroke-width="0.102cm" svg:stroke-color="#808080" draw:marker-start-width="0.509cm" draw:marker-end="Rounded_20_short_20_Arrow" draw:marker-end-width="0.61cm" draw:fill="none" draw:textarea-vertical-align="middle" fo:padding-top="0.176cm" fo:padding-bottom="0.176cm" fo:padding-left="0.301cm" fo:padding-right="0.301cm"/>
    </style:style>
    <style:style style:name="gr97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231cm" fo:min-width="0.573cm" draw:shadow-offset-x="0.203cm" draw:shadow-offset-y="0.203cm"/>
    </style:style>
    <style:style style:name="gr98" style:family="graphic" style:parent-style-name="standard">
      <style:graphic-properties draw:stroke="solid" svg:stroke-color="#000000" draw:fill="solid" draw:fill-color="#ffffff" fo:min-height="1.655cm" draw:shadow="hidden" draw:shadow-offset-x="0.203cm" draw:shadow-offset-y="0.203cm" draw:shadow-color="#cccccc"/>
    </style:style>
    <style:style style:name="gr99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469cm" fo:min-width="2.616cm" draw:shadow="visible" draw:shadow-offset-x="0.203cm" draw:shadow-offset-y="0.203cm" draw:shadow-color="#b2b2b2"/>
    </style:style>
    <style:style style:name="gr100" style:family="graphic" style:parent-style-name="standard">
      <style:graphic-properties draw:stroke="none" svg:stroke-color="#000000" draw:fill="none" draw:fill-color="#ffffff" fo:min-height="0.331cm"/>
    </style:style>
    <style:style style:name="gr101" style:family="graphic" style:parent-style-name="objectwithoutfill">
      <style:graphic-properties draw:stroke="dash" draw:stroke-dash="Ultrafine_20_Dotted_20__28_var_29_"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stroke="solid" svg:stroke-width="0.102cm" svg:stroke-color="#81d41a" draw:marker-start-width="0.509cm" draw:marker-end-width="0.509cm" draw:fill="none" draw:fill-color="#ffffff" fo:min-height="4.363cm" fo:padding-top="0.176cm" fo:padding-bottom="0.176cm" fo:padding-left="0.301cm" fo:padding-right="0.301cm"/>
    </style:style>
    <style:style style:name="gr103" style:family="graphic" style:parent-style-name="standard">
      <style:graphic-properties draw:stroke="none" svg:stroke-color="#000000" draw:fill="none" draw:fill-color="#ffffff" fo:min-height="3.301cm"/>
    </style:style>
    <style:style style:name="gr104" style:family="graphic" style:parent-style-name="standard">
      <style:graphic-properties svg:stroke-color="#000000" draw:fill="none" draw:textarea-vertical-align="middle" draw:auto-grow-height="false" fo:min-height="2.418cm" fo:min-width="0cm"/>
    </style:style>
    <style:style style:name="gr105" style:family="graphic" style:parent-style-name="standard">
      <style:graphic-properties draw:stroke="solid" svg:stroke-width="0.102cm" svg:stroke-color="#ff0000" draw:marker-start-width="0.509cm" draw:marker-end-width="0.509cm" draw:fill="none" draw:fill-color="#ffffff" fo:min-height="2.988cm" fo:padding-top="0.176cm" fo:padding-bottom="0.176cm" fo:padding-left="0.301cm" fo:padding-right="0.301cm"/>
    </style:style>
    <style:style style:name="gr106" style:family="graphic" style:parent-style-name="standard">
      <style:graphic-properties draw:stroke="solid" svg:stroke-width="0.102cm" svg:stroke-color="#1e90ff" draw:marker-start-width="0.509cm" draw:marker-end-width="0.509cm" draw:fill="none" draw:fill-color="#ffffff" fo:min-height="2.163cm" fo:padding-top="0.176cm" fo:padding-bottom="0.176cm" fo:padding-left="0.301cm" fo:padding-right="0.301cm"/>
    </style:style>
    <style:style style:name="gr107" style:family="graphic" style:parent-style-name="standard">
      <style:graphic-properties draw:stroke="solid" svg:stroke-width="0.102cm" svg:stroke-color="#ff860d" draw:marker-start-width="0.509cm" draw:marker-end-width="0.509cm" draw:fill="none" draw:fill-color="#ffffff" fo:min-height="1.888cm" fo:padding-top="0.176cm" fo:padding-bottom="0.176cm" fo:padding-left="0.301cm" fo:padding-right="0.301cm"/>
    </style:style>
    <style:style style:name="gr108" style:family="graphic" style:parent-style-name="standard">
      <style:graphic-properties svg:stroke-width="0.102cm" svg:stroke-color="#81d41a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109" style:family="graphic" style:parent-style-name="standard">
      <style:graphic-properties draw:stroke="dash" draw:stroke-dash="Fine_20_Dashed" svg:stroke-width="0.102cm" svg:stroke-color="#f10d0c" draw:marker-start-width="0.509cm" draw:marker-end-width="0.509cm" draw:fill="none" draw:textarea-horizontal-align="justify" draw:textarea-vertical-align="middle" draw:auto-grow-height="false" fo:min-height="2.366cm" fo:min-width="8.814cm" fo:padding-top="0.176cm" fo:padding-bottom="0.176cm" fo:padding-left="0.301cm" fo:padding-right="0.301cm"/>
    </style:style>
    <style:style style:name="gr110" style:family="graphic" style:parent-style-name="standard">
      <style:graphic-properties draw:stroke="dash" draw:stroke-dash="Fine_20_Dashed" svg:stroke-width="0.051cm" svg:stroke-color="#ff860d" draw:marker-start-width="0.355cm" draw:marker-end-width="0.355cm" draw:fill="none" draw:textarea-horizontal-align="justify" draw:textarea-vertical-align="middle" draw:auto-grow-height="false" fo:min-height="4.564cm" fo:min-width="10.156cm" fo:padding-top="0.15cm" fo:padding-bottom="0.15cm" fo:padding-left="0.275cm" fo:padding-right="0.275cm" draw:shadow-offset-x="0.203cm" draw:shadow-offset-y="0.203cm"/>
    </style:style>
    <style:style style:name="gr111" style:family="graphic" style:parent-style-name="standard">
      <style:graphic-properties draw:stroke="dash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674cm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fo:min-height="0.433cm"/>
    </style:style>
    <style:style style:name="gr113" style:family="graphic" style:parent-style-name="standard">
      <style:graphic-properties draw:stroke="solid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588cm" fo:padding-top="0.15cm" fo:padding-bottom="0.15cm" fo:padding-left="0.275cm" fo:padding-right="0.275cm"/>
    </style:style>
    <style:style style:name="gr114" style:family="graphic" style:parent-style-name="standard">
      <style:graphic-properties draw:stroke="solid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503cm" fo:padding-top="0.15cm" fo:padding-bottom="0.15cm" fo:padding-left="0.275cm" fo:padding-right="0.275cm"/>
    </style:style>
    <style:style style:name="gr115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116" style:family="graphic" style:parent-style-name="objectwithoutfill">
      <style:graphic-properties draw:fill="none" draw:textarea-vertical-align="middle"/>
    </style:style>
    <style:style style:name="gr117" style:family="graphic" style:parent-style-name="standard">
      <style:graphic-properties draw:stroke="dash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2.055cm" fo:padding-top="0.15cm" fo:padding-bottom="0.15cm" fo:padding-left="0.275cm" fo:padding-right="0.275cm"/>
    </style:style>
    <style:style style:name="gr118" style:family="graphic" style:parent-style-name="standard">
      <style:graphic-properties draw:stroke="dash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2.758cm" fo:padding-top="0.15cm" fo:padding-bottom="0.15cm" fo:padding-left="0.275cm" fo:padding-right="0.275cm"/>
    </style:style>
    <style:style style:name="gr119" style:family="graphic" style:parent-style-name="standard">
      <style:graphic-properties draw:stroke="none" svg:stroke-color="#000000" draw:fill="none" draw:fill-color="#ffffff" fo:min-height="1.273cm"/>
    </style:style>
    <style:style style:name="gr120" style:family="graphic" style:parent-style-name="standard">
      <style:graphic-properties svg:stroke-color="#000000" draw:marker-start="Circle" draw:marker-start-width="0.102cm" draw:marker-end="Symmetric_20_Arrow" draw:marker-end-width="0.203cm" draw:textarea-vertical-align="middle"/>
    </style:style>
    <style:style style:name="gr121" style:family="graphic" style:parent-style-name="objectwithoutfill">
      <style:graphic-properties draw:marker-end="Arrow" draw:marker-end-width="0.3cm" draw:fill="none" draw:textarea-vertical-align="middle"/>
    </style:style>
    <style:style style:name="gr122" style:family="graphic" style:parent-style-name="standard">
      <style:graphic-properties svg:stroke-width="0.102cm" svg:stroke-color="#1e90ff" draw:marker-start-width="0.509cm" draw:marker-end-width="0.509cm" draw:fill="none" draw:textarea-vertical-align="middle" draw:auto-grow-height="false" fo:min-height="3.153cm" fo:min-width="0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428"/>
      <style:paragraph-properties fo:text-align="center"/>
    </style:style>
    <style:style style:name="P3" style:family="paragraph">
      <loext:graphic-properties draw:fill="solid" draw:fill-color="#ffe994"/>
      <style:paragraph-properties fo:text-align="center"/>
    </style:style>
    <style:style style:name="P4" style:family="paragraph">
      <loext:graphic-properties draw:fill="solid" draw:fill-color="#fff5ce"/>
      <style:paragraph-properties fo:text-align="center"/>
    </style:style>
    <style:style style:name="P5" style:family="paragraph">
      <loext:graphic-properties draw:fill="solid" draw:fill-color="#b3cac7"/>
      <style:paragraph-properties fo:text-align="center"/>
    </style:style>
    <style:style style:name="P6" style:family="paragraph">
      <loext:graphic-properties draw:fill="solid" draw:fill-color="#50938a"/>
      <style:paragraph-properties fo:text-align="center"/>
    </style:style>
    <style:style style:name="P7" style:family="paragraph">
      <loext:graphic-properties draw:fill="solid" draw:fill-color="#81aca6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d7d7"/>
      <style:paragraph-properties fo:text-align="center"/>
    </style:style>
    <style:style style:name="P12" style:family="paragraph">
      <loext:graphic-properties draw:fill="solid" draw:fill-color="#ff6d6d"/>
      <style:paragraph-properties fo:text-align="center"/>
    </style:style>
    <style:style style:name="P13" style:family="paragraph">
      <loext:graphic-properties draw:fill="solid" draw:fill-color="#ff3838"/>
      <style:paragraph-properties fo:text-align="center"/>
    </style:style>
    <style:style style:name="P14" style:family="paragraph">
      <loext:graphic-properties draw:fill="solid" draw:fill-color="#ffa6a6"/>
      <style:paragraph-properties fo:text-align="center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loext:graphic-properties draw:fill="none" draw:fill-color="#ffffff"/>
      <style:text-properties fo:font-size="13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ff"/>
      <style:text-properties fo:color="#355269" style:font-name="Deja Vu Sans Mono2" fo:font-size="8pt" fo:font-weight="normal" style:font-size-asian="18pt" style:font-size-complex="18pt"/>
    </style:style>
    <style:style style:name="P19" style:family="paragraph">
      <loext:graphic-properties draw:fill="none" draw:fill-color="#ffffff"/>
      <style:text-properties fo:color="#127622" style:font-name="Noto Sans Mono Medium2" fo:font-size="10pt" fo:font-style="italic" fo:font-weight="normal" style:font-style-asian="italic" style:font-style-complex="italic"/>
    </style:style>
    <style:style style:name="P20" style:family="paragraph">
      <loext:graphic-properties draw:fill="none" draw:fill-color="#ffffff"/>
      <style:text-properties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solid" draw:fill-color="#eee8aa"/>
      <style:paragraph-properties fo:text-align="center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solid" draw:fill-color="#dddddd"/>
      <style:paragraph-properties fo:text-align="center"/>
    </style:style>
    <style:style style:name="P24" style:family="paragraph">
      <loext:graphic-properties draw:fill="solid" draw:fill-color="#ffffff"/>
      <style:text-properties style:font-name="Deja Vu Sans Mono2" fo:font-size="8pt" style:font-size-asian="18pt" style:font-size-complex="18pt"/>
    </style:style>
    <style:style style:name="P25" style:family="paragraph">
      <loext:graphic-properties draw:fill="none" draw:fill-color="#ffffff"/>
      <style:text-properties style:font-name="Deja Vu Sans Mono2" fo:font-size="8pt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0000" fo:font-size="13pt" style:font-size-asian="18pt" style:font-size-complex="18pt"/>
    </style:style>
    <style:style style:name="P28" style:family="paragraph">
      <loext:graphic-properties draw:fill="none" draw:fill-color="#ffffff"/>
      <style:text-properties fo:color="#ff0000" fo:font-size="13pt" style:font-size-asian="18pt" style:font-size-complex="18pt"/>
    </style:style>
    <style:style style:name="P29" style:family="paragraph">
      <loext:graphic-properties draw:fill="none" draw:fill-color="#ffffff"/>
      <style:text-properties fo:color="#1e90ff" fo:font-size="13pt" style:font-size-asian="18pt" style:font-size-complex="18pt"/>
    </style:style>
    <style:style style:name="P30" style:family="paragraph">
      <loext:graphic-properties draw:fill="none" draw:fill-color="#ffffff"/>
      <style:text-properties fo:color="#ff860d" fo:font-size="13pt" style:font-size-asian="18pt" style:font-size-complex="18pt"/>
    </style:style>
    <style:style style:name="P31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P32" style:family="paragraph">
      <loext:graphic-properties draw:fill="none" draw:fill-color="#ffffff"/>
      <style:text-properties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3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355269" style:font-name="Deja Vu Sans Mono2" fo:font-size="8pt" fo:font-weight="normal" style:font-size-asian="18pt" style:font-size-complex="18pt"/>
    </style:style>
    <style:style style:name="T4" style:family="text">
      <style:text-properties fo:color="#127622" style:font-name="Noto Sans Mono Medium2" fo:font-size="10pt" fo:font-style="italic" fo:font-weight="normal" style:font-size-asian="18pt" style:font-style-asian="italic" style:font-size-complex="18pt" style:font-style-complex="italic"/>
    </style:style>
    <style:style style:name="T5" style:family="text">
      <style:text-properties fo:color="#127622" style:font-name="Noto Sans Mono Medium2" fo:font-size="10pt" fo:font-style="italic" fo:font-weight="normal" style:font-style-asian="italic" style:font-style-complex="italic"/>
    </style:style>
    <style:style style:name="T6" style:family="text">
      <style:text-properties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eja Vu Sans Mono2" fo:font-size="8pt" style:font-size-asian="18pt" style:font-size-complex="18pt"/>
    </style:style>
    <style:style style:name="T9" style:family="text">
      <style:text-properties style:font-name="Deja Vu Sans Mono2" fo:font-size="7pt" style:font-size-asian="18pt" style:font-size-complex="18pt"/>
    </style:style>
    <style:style style:name="T10" style:family="text">
      <style:text-properties fo:color="#81d41a" fo:font-size="13pt" style:font-size-asian="18pt" style:font-size-complex="18pt"/>
    </style:style>
    <style:style style:name="T11" style:family="text">
      <style:text-properties fo:color="#000000" fo:font-size="7pt" style:font-size-asian="18pt" style:font-size-complex="18pt"/>
    </style:style>
    <style:style style:name="T12" style:family="text">
      <style:text-properties fo:color="#ff0000" fo:font-size="13pt" style:font-size-asian="18pt" style:font-size-complex="18pt"/>
    </style:style>
    <style:style style:name="T13" style:family="text">
      <style:text-properties fo:color="#1e90ff" fo:font-size="13pt" style:font-size-asian="18pt" style:font-size-complex="18pt"/>
    </style:style>
    <style:style style:name="T14" style:family="text">
      <style:text-properties fo:color="#ff860d" fo:font-size="13pt" style:font-size-asian="18pt" style:font-size-complex="18pt"/>
    </style:style>
    <style:style style:name="T15" style:family="text">
      <style:text-properties fo:font-size="11pt" style:font-size-asian="18pt" style:font-size-complex="18pt"/>
    </style:style>
    <style:style style:name="T16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3.164cm" svg:y1="17.334cm" svg:x2="3.164cm" svg:y2="20.636cm">
                <text:p/>
              </draw:line>
              <draw:line draw:style-name="gr1" draw:text-style-name="P1" draw:layer="layout" svg:x1="17.264cm" svg:y1="13.734cm" svg:x2="17.264cm" svg:y2="17.036cm">
                <text:p/>
              </draw:line>
              <draw:g>
                <draw:g>
                  <draw:custom-shape draw:style-name="gr2" draw:text-style-name="P2" draw:layer="layout" svg:width="2.748cm" svg:height="0.591cm" svg:x="6.599cm" svg:y="17.144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3" draw:text-style-name="P3" draw:layer="layout" svg:width="2.741cm" svg:height="0.591cm" svg:x="5.918cm" svg:y="17.73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4" draw:text-style-name="P4" draw:layer="layout" svg:width="2.74cm" svg:height="0.588cm" svg:x="5.23cm" svg:y="18.326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5" draw:text-style-name="P5" draw:layer="layout" svg:width="2.74cm" svg:height="0.593cm" svg:x="4.541cm" svg:y="18.914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6" draw:text-style-name="P6" draw:layer="layout" svg:width="2.748cm" svg:height="0.591cm" svg:x="3.851cm" svg:y="19.507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7" draw:text-style-name="P5" draw:layer="layout" svg:width="2.754cm" svg:height="0.591cm" svg:x="3.164cm" svg:y="20.098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8" draw:text-style-name="P1" draw:layer="layout" svg:width="14.097cm" svg:height="3.556cm" svg:x="3.164cm" svg:y="17.144cm">
                    <text:p/>
                    <draw:enhanced-geometry svg:viewBox="0 0 21600 21600" draw:glue-points="?f6 0 10800 ?f8 ?f11 10800 ?f9 21600 10800 ?f10 ?f5 10800" draw:text-areas="?f3 ?f3 ?f4 ?f4" draw:type="parallelogram" draw:modifiers="6295.53128103277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9" draw:text-style-name="P3" draw:layer="layout" svg:width="2.748cm" svg:height="0.591cm" svg:x="8.63cm" svg:y="17.159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0" draw:text-style-name="P4" draw:layer="layout" svg:width="2.742cm" svg:height="0.591cm" svg:x="7.949cm" svg:y="17.7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1" draw:text-style-name="P6" draw:layer="layout" svg:width="2.74cm" svg:height="0.588cm" svg:x="7.261cm" svg:y="18.341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2" draw:text-style-name="P6" draw:layer="layout" svg:width="2.74cm" svg:height="0.593cm" svg:x="6.572cm" svg:y="18.929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3" draw:text-style-name="P6" draw:layer="layout" svg:width="2.747cm" svg:height="0.591cm" svg:x="5.883cm" svg:y="19.52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4" draw:text-style-name="P4" draw:layer="layout" svg:width="2.754cm" svg:height="0.591cm" svg:x="5.195cm" svg:y="20.113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  <draw:custom-shape draw:style-name="gr15" draw:text-style-name="P4" draw:layer="layout" svg:width="2.747cm" svg:height="0.591cm" svg:x="10.611cm" svg:y="17.172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6" draw:text-style-name="P6" draw:layer="layout" svg:width="2.742cm" svg:height="0.591cm" svg:x="9.929cm" svg:y="17.763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1" draw:text-style-name="P6" draw:layer="layout" svg:width="2.74cm" svg:height="0.588cm" svg:x="9.242cm" svg:y="18.354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2" draw:text-style-name="P6" draw:layer="layout" svg:width="2.74cm" svg:height="0.593cm" svg:x="8.552cm" svg:y="18.942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7" draw:text-style-name="P5" draw:layer="layout" svg:width="2.748cm" svg:height="0.591cm" svg:x="7.863cm" svg:y="19.535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4" draw:text-style-name="P4" draw:layer="layout" svg:width="2.753cm" svg:height="0.591cm" svg:x="7.176cm" svg:y="20.126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g>
                  <draw:custom-shape draw:style-name="gr13" draw:text-style-name="P6" draw:layer="layout" svg:width="2.747cm" svg:height="0.591cm" svg:x="12.535cm" svg:y="17.17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8" draw:text-style-name="P7" draw:layer="layout" svg:width="2.742cm" svg:height="0.591cm" svg:x="11.853cm" svg:y="17.763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9" draw:text-style-name="P5" draw:layer="layout" svg:width="2.74cm" svg:height="0.588cm" svg:x="11.166cm" svg:y="18.354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0" draw:text-style-name="P4" draw:layer="layout" svg:width="2.74cm" svg:height="0.593cm" svg:x="10.476cm" svg:y="18.94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1" draw:text-style-name="P4" draw:layer="layout" svg:width="2.748cm" svg:height="0.591cm" svg:x="9.787cm" svg:y="19.53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2" draw:text-style-name="P3" draw:layer="layout" svg:width="2.753cm" svg:height="0.591cm" svg:x="9.1cm" svg:y="20.126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6" draw:text-style-name="P6" draw:layer="layout" svg:width="2.748cm" svg:height="0.591cm" svg:x="14.513cm" svg:y="17.17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6" draw:text-style-name="P6" draw:layer="layout" svg:width="2.742cm" svg:height="0.591cm" svg:x="13.832cm" svg:y="17.763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3" draw:text-style-name="P7" draw:layer="layout" svg:width="2.74cm" svg:height="0.588cm" svg:x="13.144cm" svg:y="18.354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5" draw:text-style-name="P5" draw:layer="layout" svg:width="2.74cm" svg:height="0.593cm" svg:x="12.455cm" svg:y="18.94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5" draw:text-style-name="P4" draw:layer="layout" svg:width="2.747cm" svg:height="0.591cm" svg:x="11.766cm" svg:y="19.53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2" draw:text-style-name="P3" draw:layer="layout" svg:width="2.754cm" svg:height="0.591cm" svg:x="11.078cm" svg:y="20.126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24" draw:text-style-name="P1" draw:layer="layout" svg:width="14.097cm" svg:height="3.556cm" svg:x="3.164cm" svg:y="14.846cm">
                    <text:p/>
                    <draw:enhanced-geometry svg:viewBox="0 0 21600 21600" draw:glue-points="?f6 0 10800 ?f8 ?f11 10800 ?f9 21600 10800 ?f10 ?f5 10800" draw:text-areas="?f3 ?f3 ?f4 ?f4" draw:type="parallelogram" draw:modifiers="6295.53128103277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line draw:style-name="gr25" draw:text-style-name="P1" draw:layer="layout" svg:x1="5.064cm" svg:y1="18.327cm" svg:x2="9.028cm" svg:y2="14.898cm">
                    <text:p/>
                  </draw:line>
                  <draw:line draw:style-name="gr25" draw:text-style-name="P1" draw:layer="layout" svg:x1="6.969cm" svg:y1="18.454cm" svg:x2="11.029cm" svg:y2="14.899cm">
                    <text:p/>
                  </draw:line>
                  <draw:line draw:style-name="gr25" draw:text-style-name="P1" draw:layer="layout" svg:x1="9.193cm" svg:y1="18.329cm" svg:x2="13.13cm" svg:y2="14.9cm">
                    <text:p/>
                  </draw:line>
                  <draw:line draw:style-name="gr25" draw:text-style-name="P1" draw:layer="layout" svg:x1="11.194cm" svg:y1="18.33cm" svg:x2="15.131cm" svg:y2="14.901cm">
                    <text:p/>
                  </draw:line>
                  <draw:line draw:style-name="gr25" draw:text-style-name="P1" draw:layer="layout" svg:x1="6.534cm" svg:y1="15.46cm" svg:x2="16.567cm" svg:y2="15.46cm">
                    <text:p/>
                  </draw:line>
                  <draw:line draw:style-name="gr25" draw:text-style-name="P1" draw:layer="layout" svg:x1="5.753cm" svg:y1="16.141cm" svg:x2="15.732cm" svg:y2="16.168cm">
                    <text:p/>
                  </draw:line>
                  <draw:line draw:style-name="gr25" draw:text-style-name="P1" draw:layer="layout" svg:x1="4.036cm" svg:y1="17.66cm" svg:x2="14.069cm" svg:y2="17.66cm">
                    <text:p/>
                  </draw:line>
                  <draw:line draw:style-name="gr25" draw:text-style-name="P1" draw:layer="layout" svg:x1="4.737cm" svg:y1="16.96cm" svg:x2="14.77cm" svg:y2="16.96cm">
                    <text:p/>
                  </draw:line>
                </draw:g>
                <draw:g>
                  <draw:custom-shape draw:style-name="gr24" draw:text-style-name="P1" draw:layer="layout" svg:width="14.097cm" svg:height="3.556cm" svg:x="3.164cm" svg:y="16.146cm">
                    <text:p/>
                    <draw:enhanced-geometry svg:viewBox="0 0 21600 21600" draw:glue-points="?f6 0 10800 ?f8 ?f11 10800 ?f9 21600 10800 ?f10 ?f5 10800" draw:text-areas="?f3 ?f3 ?f4 ?f4" draw:type="parallelogram" draw:modifiers="6295.53128103277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line draw:style-name="gr25" draw:text-style-name="P1" draw:layer="layout" svg:x1="5.064cm" svg:y1="19.627cm" svg:x2="9.028cm" svg:y2="16.198cm">
                    <text:p/>
                  </draw:line>
                  <draw:line draw:style-name="gr25" draw:text-style-name="P1" draw:layer="layout" svg:x1="6.969cm" svg:y1="19.754cm" svg:x2="11.029cm" svg:y2="16.199cm">
                    <text:p/>
                  </draw:line>
                  <draw:line draw:style-name="gr25" draw:text-style-name="P1" draw:layer="layout" svg:x1="9.193cm" svg:y1="19.629cm" svg:x2="13.13cm" svg:y2="16.2cm">
                    <text:p/>
                  </draw:line>
                  <draw:line draw:style-name="gr25" draw:text-style-name="P1" draw:layer="layout" svg:x1="11.194cm" svg:y1="19.63cm" svg:x2="15.131cm" svg:y2="16.201cm">
                    <text:p/>
                  </draw:line>
                  <draw:line draw:style-name="gr25" draw:text-style-name="P1" draw:layer="layout" svg:x1="6.534cm" svg:y1="16.76cm" svg:x2="16.567cm" svg:y2="16.76cm">
                    <text:p/>
                  </draw:line>
                  <draw:line draw:style-name="gr25" draw:text-style-name="P1" draw:layer="layout" svg:x1="5.753cm" svg:y1="17.441cm" svg:x2="15.732cm" svg:y2="17.468cm">
                    <text:p/>
                  </draw:line>
                  <draw:line draw:style-name="gr25" draw:text-style-name="P1" draw:layer="layout" svg:x1="4.036cm" svg:y1="18.96cm" svg:x2="14.069cm" svg:y2="18.96cm">
                    <text:p/>
                  </draw:line>
                  <draw:line draw:style-name="gr25" draw:text-style-name="P1" draw:layer="layout" svg:x1="4.737cm" svg:y1="18.26cm" svg:x2="14.77cm" svg:y2="18.26cm">
                    <text:p/>
                  </draw:line>
                </draw:g>
              </draw:g>
              <draw:g>
                <draw:g>
                  <draw:g>
                    <draw:custom-shape draw:style-name="gr26" draw:text-style-name="P8" draw:layer="layout" svg:width="2.748cm" svg:height="0.591cm" svg:x="6.599cm" svg:y="13.74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7" draw:text-style-name="P9" draw:layer="layout" svg:width="2.741cm" svg:height="0.591cm" svg:x="5.918cm" svg:y="14.3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8" draw:text-style-name="P8" draw:layer="layout" svg:width="2.74cm" svg:height="0.588cm" svg:x="5.23cm" svg:y="14.926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9" draw:text-style-name="P9" draw:layer="layout" svg:width="2.74cm" svg:height="0.593cm" svg:x="4.541cm" svg:y="15.51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0" draw:text-style-name="P10" draw:layer="layout" svg:width="2.748cm" svg:height="0.591cm" svg:x="3.851cm" svg:y="16.10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1" draw:text-style-name="P10" draw:layer="layout" svg:width="2.754cm" svg:height="0.591cm" svg:x="3.164cm" svg:y="16.698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8" draw:text-style-name="P1" draw:layer="layout" svg:width="14.097cm" svg:height="3.556cm" svg:x="3.164cm" svg:y="13.74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32" draw:text-style-name="P11" draw:layer="layout" svg:width="2.748cm" svg:height="0.591cm" svg:x="8.63cm" svg:y="13.759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3" draw:text-style-name="P8" draw:layer="layout" svg:width="2.742cm" svg:height="0.591cm" svg:x="7.949cm" svg:y="14.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4" draw:text-style-name="P11" draw:layer="layout" svg:width="2.74cm" svg:height="0.588cm" svg:x="7.261cm" svg:y="14.941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9" draw:text-style-name="P9" draw:layer="layout" svg:width="2.74cm" svg:height="0.593cm" svg:x="6.572cm" svg:y="15.529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5" draw:text-style-name="P10" draw:layer="layout" svg:width="2.747cm" svg:height="0.591cm" svg:x="5.883cm" svg:y="16.12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1" draw:text-style-name="P10" draw:layer="layout" svg:width="2.754cm" svg:height="0.591cm" svg:x="5.195cm" svg:y="16.71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36" draw:text-style-name="P12" draw:layer="layout" svg:width="2.747cm" svg:height="0.591cm" svg:x="10.611cm" svg:y="13.77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3" draw:text-style-name="P8" draw:layer="layout" svg:width="2.742cm" svg:height="0.591cm" svg:x="9.929cm" svg:y="14.3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7" draw:text-style-name="P9" draw:layer="layout" svg:width="2.74cm" svg:height="0.588cm" svg:x="9.242cm" svg:y="14.95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8" draw:text-style-name="P10" draw:layer="layout" svg:width="2.74cm" svg:height="0.593cm" svg:x="8.552cm" svg:y="15.54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0" draw:text-style-name="P10" draw:layer="layout" svg:width="2.748cm" svg:height="0.591cm" svg:x="7.863cm" svg:y="16.1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9" draw:text-style-name="P9" draw:layer="layout" svg:width="2.753cm" svg:height="0.591cm" svg:x="7.176cm" svg:y="16.726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40" draw:text-style-name="P13" draw:layer="layout" svg:width="2.747cm" svg:height="0.591cm" svg:x="12.535cm" svg:y="13.77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1" draw:text-style-name="P12" draw:layer="layout" svg:width="2.742cm" svg:height="0.591cm" svg:x="11.853cm" svg:y="14.3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4" draw:text-style-name="P11" draw:layer="layout" svg:width="2.74cm" svg:height="0.588cm" svg:x="11.166cm" svg:y="14.95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9" draw:text-style-name="P9" draw:layer="layout" svg:width="2.74cm" svg:height="0.593cm" svg:x="10.476cm" svg:y="15.54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0" draw:text-style-name="P10" draw:layer="layout" svg:width="2.748cm" svg:height="0.591cm" svg:x="9.787cm" svg:y="16.1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9" draw:text-style-name="P9" draw:layer="layout" svg:width="2.753cm" svg:height="0.591cm" svg:x="9.1cm" svg:y="16.726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42" draw:text-style-name="P13" draw:layer="layout" svg:width="2.748cm" svg:height="0.591cm" svg:x="14.513cm" svg:y="13.77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3" draw:text-style-name="P13" draw:layer="layout" svg:width="2.742cm" svg:height="0.591cm" svg:x="13.832cm" svg:y="14.3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4" draw:text-style-name="P14" draw:layer="layout" svg:width="2.74cm" svg:height="0.588cm" svg:x="13.144cm" svg:y="14.95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5" draw:text-style-name="P11" draw:layer="layout" svg:width="2.74cm" svg:height="0.593cm" svg:x="12.455cm" svg:y="15.54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6" draw:text-style-name="P15" draw:layer="layout" svg:width="2.747cm" svg:height="0.591cm" svg:x="11.766cm" svg:y="16.1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7" draw:text-style-name="P15" draw:layer="layout" svg:width="2.754cm" svg:height="0.591cm" svg:x="11.078cm" svg:y="16.726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</draw:g>
                <dr3d:scene draw:style-name="gr48" svg:width="0.635cm" svg:height="0.635cm" svg:x="15.356cm" svg:y="13.778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50" svg:width="0.635cm" svg:height="0.635cm" svg:x="4.468cm" svg:y="16.29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48" svg:width="0.635cm" svg:height="0.635cm" svg:x="12.876cm" svg:y="13.698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13.681cm" svg:y="13.303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13.982cm" svg:y="13.404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15.984cm" svg:y="13.506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15.985cm" svg:y="14.007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15.086cm" svg:y="14.508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7.482cm" svg:y="16.064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50" svg:width="0.635cm" svg:height="0.635cm" svg:x="5.069cm" svg:y="16.69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0" svg:width="0.635cm" svg:height="0.635cm" svg:x="5.97cm" svg:y="16.492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0" svg:width="0.635cm" svg:height="0.635cm" svg:x="5.37cm" svg:y="15.692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2" svg:width="0.635cm" svg:height="0.635cm" svg:x="6.771cm" svg:y="14.493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3" draw:layer="layout"/>
                </dr3d:scene>
                <dr3d:scene draw:style-name="gr54" svg:width="0.635cm" svg:height="0.635cm" svg:x="6.372cm" svg:y="14.69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54" svg:width="0.635cm" svg:height="0.635cm" svg:x="8.073cm" svg:y="14.39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56" svg:width="0.635cm" svg:height="0.635cm" svg:x="8.274cm" svg:y="15.696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7" draw:layer="layout"/>
                </dr3d:scene>
                <dr3d:scene draw:style-name="gr58" svg:width="0.635cm" svg:height="0.635cm" svg:x="10.375cm" svg:y="15.597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9" draw:layer="layout"/>
                </dr3d:scene>
                <dr3d:scene draw:style-name="gr54" svg:width="0.635cm" svg:height="0.635cm" svg:x="11.276cm" svg:y="15.298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58" svg:width="0.635cm" svg:height="0.635cm" svg:x="11.677cm" svg:y="15.499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9" draw:layer="layout"/>
                </dr3d:scene>
                <dr3d:scene draw:style-name="gr50" svg:width="0.635cm" svg:height="0.635cm" svg:x="10.978cm" svg:y="14.2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8" svg:width="0.635cm" svg:height="0.635cm" svg:x="10.179cm" svg:y="14.30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9" draw:layer="layout"/>
                </dr3d:scene>
                <dr3d:scene draw:style-name="gr54" svg:width="0.635cm" svg:height="0.635cm" svg:x="10.38cm" svg:y="14.602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58" svg:width="0.635cm" svg:height="0.635cm" svg:x="10.657cm" svg:y="14.92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9" draw:layer="layout"/>
                </dr3d:scene>
                <dr3d:scene draw:style-name="gr54" svg:width="0.635cm" svg:height="0.635cm" svg:x="9.882cm" svg:y="14.90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60" svg:width="0.635cm" svg:height="0.635cm" svg:x="11.673cm" svg:y="14.79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  <dr3d:scene draw:style-name="gr52" svg:width="0.635cm" svg:height="0.635cm" svg:x="9.184cm" svg:y="15.406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3" draw:layer="layout"/>
                </dr3d:scene>
                <dr3d:scene draw:style-name="gr54" svg:width="0.635cm" svg:height="0.635cm" svg:x="7.186cm" svg:y="15.408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56" svg:width="0.635cm" svg:height="0.635cm" svg:x="7.687cm" svg:y="15.509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7" draw:layer="layout"/>
                </dr3d:scene>
                <dr3d:scene draw:style-name="gr50" svg:width="0.635cm" svg:height="0.635cm" svg:x="8.188cm" svg:y="15.1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4" svg:width="0.635cm" svg:height="0.635cm" svg:x="8.189cm" svg:y="15.11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5" draw:layer="layout"/>
                </dr3d:scene>
                <dr3d:scene draw:style-name="gr56" svg:width="0.635cm" svg:height="0.635cm" svg:x="6.72cm" svg:y="15.937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7" draw:layer="layout"/>
                </dr3d:scene>
                <dr3d:scene draw:style-name="gr50" svg:width="0.635cm" svg:height="0.635cm" svg:x="6.847cm" svg:y="16.19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0" svg:width="0.635cm" svg:height="0.635cm" svg:x="12.158cm" svg:y="14.822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60" svg:width="0.635cm" svg:height="0.635cm" svg:x="12.259cm" svg:y="14.223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  <dr3d:scene draw:style-name="gr52" svg:width="0.635cm" svg:height="0.635cm" svg:x="12.96cm" svg:y="14.42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3" draw:layer="layout"/>
                </dr3d:scene>
                <dr3d:scene draw:style-name="gr60" svg:width="0.635cm" svg:height="0.635cm" svg:x="14.06cm" svg:y="14.12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  <dr3d:scene draw:style-name="gr52" svg:width="0.635cm" svg:height="0.635cm" svg:x="13.861cm" svg:y="15.32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3" draw:layer="layout"/>
                </dr3d:scene>
                <dr3d:scene draw:style-name="gr50" svg:width="0.635cm" svg:height="0.635cm" svg:x="9.562cm" svg:y="16.226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0" svg:width="0.635cm" svg:height="0.635cm" svg:x="8.244cm" svg:y="13.65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1" draw:layer="layout"/>
                </dr3d:scene>
                <dr3d:scene draw:style-name="gr52" svg:width="0.635cm" svg:height="0.635cm" svg:x="13.661cm" svg:y="14.62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3" draw:layer="layout"/>
                </dr3d:scene>
                <dr3d:scene draw:style-name="gr52" svg:width="0.635cm" svg:height="0.635cm" svg:x="10.561cm" svg:y="13.72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53" draw:layer="layout"/>
                </dr3d:scene>
                <dr3d:scene draw:style-name="gr48" svg:width="0.635cm" svg:height="0.635cm" svg:x="9.183cm" svg:y="14.705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48" svg:width="0.635cm" svg:height="0.635cm" svg:x="13.084cm" svg:y="15.006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49" draw:layer="layout"/>
                </dr3d:scene>
                <dr3d:scene draw:style-name="gr60" svg:width="0.635cm" svg:height="0.635cm" svg:x="14.474cm" svg:y="13.39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</draw:g>
              <draw:line draw:style-name="gr1" draw:text-style-name="P1" draw:layer="layout" svg:x1="13.164cm" svg:y1="17.334cm" svg:x2="13.164cm" svg:y2="20.636cm">
                <text:p/>
              </draw:line>
            </draw:g>
            <draw:g>
              <draw:frame draw:style-name="gr62" draw:text-style-name="P16" draw:layer="layout" svg:width="9.492cm" svg:height="1.199cm" svg:x="0.856cm" svg:y="0.939cm">
                <draw:text-box>
                  <text:p><text:span text:style-name="T1">1.) Create and edit a parameters file</text:span></text:p>
                </draw:text-box>
              </draw:frame>
              <draw:frame draw:style-name="gr62" draw:text-style-name="P17" draw:layer="layout" svg:width="9.492cm" svg:height="1.199cm" svg:x="0.865cm" svg:y="12.558cm">
                <draw:text-box>
                  <text:p><text:span text:style-name="T2">2.) Use the parameters file to create a model</text:span></text:p>
                </draw:text-box>
              </draw:frame>
              <draw:frame draw:style-name="gr62" draw:text-style-name="P17" draw:layer="layout" svg:width="9.492cm" svg:height="1.199cm" svg:x="0.946cm" svg:y="20.956cm">
                <draw:text-box>
                  <text:p><text:span text:style-name="T2">3.) Run the model</text:span></text:p>
                </draw:text-box>
              </draw:frame>
              <draw:g>
                <draw:frame draw:style-name="gr63" draw:text-style-name="P18" draw:layer="layout" svg:width="6.498cm" svg:height="9.923cm" svg:x="1.456cm" svg:y="2.167cm">
                  <draw:text-box>
                    <text:p><text:span text:style-name="T3">parameters:{</text:span></text:p>
                    <text:p><text:span text:style-name="T3"/></text:p>
                    <text:p><text:span text:style-name="T3"><text:s text:c="4"/></text:span><text:span text:style-name="T3">landscape: {</text:span></text:p>
                    <text:p><text:span text:style-name="T3"><text:s text:c="8"/></text:span><text:span text:style-name="T3">.</text:span></text:p>
                    <text:p><text:span text:style-name="T3"><text:s text:c="8"/></text:span><text:span text:style-name="T3">.</text:span></text:p>
                    <text:p><text:span text:style-name="T3"><text:s text:c="4"/></text:span><text:span text:style-name="T3">}</text:span></text:p>
                    <text:p><text:span text:style-name="T3"/></text:p>
                    <text:p><text:span text:style-name="T3"><text:s text:c="4"/></text:span><text:span text:style-name="T3">community: {</text:span></text:p>
                    <text:p><text:span text:style-name="T3"/></text:p>
                    <text:p><text:span text:style-name="T3"><text:s text:c="8"/></text:span><text:span text:style-name="T3">species: {</text:span></text:p>
                    <text:p><text:span text:style-name="T3"><text:s text:c="12"/></text:span><text:span text:style-name="T3">.</text:span></text:p>
                    <text:p><text:span text:style-name="T3"><text:s text:c="12"/></text:span><text:span text:style-name="T3">.</text:span></text:p>
                    <text:p><text:span text:style-name="T3"/></text:p>
                    <text:p><text:span text:style-name="T3"><text:s text:c="12"/></text:span><text:span text:style-name="T3">genomic_arch: {</text:span></text:p>
                    <text:p><text:span text:style-name="T3"><text:s text:c="17"/></text:span><text:span text:style-name="T3">.</text:span></text:p>
                    <text:p><text:span text:style-name="T3"><text:s text:c="17"/></text:span><text:span text:style-name="T3">.</text:span></text:p>
                    <text:p><text:span text:style-name="T3"><text:tab/></text:span><text:span text:style-name="T3"><text:tab/></text:span><text:span text:style-name="T3">}</text:span></text:p>
                    <text:p><text:span text:style-name="T3"/></text:p>
                    <text:p><text:span text:style-name="T3"><text:tab/></text:span><text:span text:style-name="T3"> </text:span><text:span text:style-name="T3">}</text:span></text:p>
                    <text:p><text:span text:style-name="T3"><text:s text:c="4"/></text:span></text:p>
                    <text:p><text:span text:style-name="T3"><text:s text:c="5"/></text:span><text:span text:style-name="T3">}</text:span></text:p>
                    <text:p><text:span text:style-name="T3"/></text:p>
                    <text:p><text:span text:style-name="T3"><text:s text:c="4"/></text:span><text:span text:style-name="T3">model: {</text:span></text:p>
                    <text:p><text:span text:style-name="T3"><text:s text:c="8"/></text:span><text:span text:style-name="T3">.</text:span></text:p>
                    <text:p><text:span text:style-name="T3"><text:s text:c="8"/></text:span><text:span text:style-name="T3">.</text:span></text:p>
                    <text:p><text:span text:style-name="T3"><text:s text:c="4"/></text:span><text:span text:style-name="T3">}</text:span></text:p>
                    <text:p><text:span text:style-name="T3">}</text:span></text:p>
                    <text:p><text:span text:style-name="T3"/></text:p>
                    <text:p><text:span text:style-name="T3"/></text:p>
                  </draw:text-box>
                </draw:frame>
                <draw:g>
                  <draw:custom-shape draw:style-name="gr64" draw:text-style-name="P1" draw:layer="layout" svg:width="4.953cm" svg:height="1.67cm" svg:x="2.162cm" svg:y="2.75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5" draw:text-style-name="P1" draw:layer="layout" svg:width="4.864cm" svg:height="3.542cm" svg:x="2.851cm" svg:y="5.0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6" draw:text-style-name="P1" draw:layer="layout" svg:width="3.937cm" svg:height="1.524cm" svg:x="3.586cm" svg:y="6.43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7" draw:text-style-name="P1" draw:layer="layout" svg:width="3.937cm" svg:height="1.603cm" svg:x="2.186cm" svg:y="9.382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68" draw:text-style-name="P19" draw:layer="layout" svg:width="4.318cm" svg:height="1.209cm" svg:x="1.254cm" svg:y="1.481cm">
                <draw:text-box>
                  <text:p><text:span text:style-name="T4">parameters</text:span><text:span text:style-name="T5"> file:</text:span></text:p>
                </draw:text-box>
              </draw:frame>
              <draw:g>
                <draw:custom-shape draw:style-name="gr69" draw:text-style-name="P8" draw:layer="layout" svg:width="10.16cm" svg:height="4.699cm" svg:x="10.398cm" svg:y="1.127cm">
                  <text:p/>
                  <draw:enhanced-geometry svg:viewBox="0 0 21600 21600" draw:type="rectangle" draw:enhanced-path="M 0 0 L 21600 0 21600 21600 0 21600 0 0 Z N"/>
                </draw:custom-shape>
                <draw:frame draw:style-name="gr62" draw:text-style-name="P20" draw:layer="layout" svg:width="10.254cm" svg:height="1.199cm" svg:x="10.336cm" svg:y="1.235cm">
                  <draw:text-box>
                    <text:p><text:span text:style-name="T6">Optional: </text:span><text:span text:style-name="T7">Include paths to raster files and/or directories of environmental-change rasters</text:span></text:p>
                  </draw:text-box>
                </draw:frame>
                <draw:line draw:style-name="gr70" draw:text-style-name="P10" draw:layer="layout" svg:x1="6.512cm" svg:y1="3.467cm" svg:x2="10.398cm" svg:y2="3.413cm">
                  <text:p/>
                </draw:line>
                <draw:g>
                  <draw:g>
                    <draw:g>
                      <draw:custom-shape draw:style-name="gr71" draw:text-style-name="P2" draw:layer="layout" svg:width="0.644cm" svg:height="0.319cm" svg:x="12.267cm" svg:y="3.378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2" draw:text-style-name="P3" draw:layer="layout" svg:width="0.643cm" svg:height="0.32cm" svg:x="12.107cm" svg:y="3.697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3" draw:text-style-name="P4" draw:layer="layout" svg:width="0.642cm" svg:height="0.318cm" svg:x="11.945cm" svg:y="4.017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4" draw:text-style-name="P5" draw:layer="layout" svg:width="0.643cm" svg:height="0.321cm" svg:x="11.785cm" svg:y="4.335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5" draw:text-style-name="P6" draw:layer="layout" svg:width="0.645cm" svg:height="0.319cm" svg:x="11.622cm" svg:y="4.656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4" draw:text-style-name="P5" draw:layer="layout" svg:width="0.645cm" svg:height="0.32cm" svg:x="11.462cm" svg:y="4.975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6" draw:text-style-name="P1" draw:layer="layout" svg:width="3.302cm" svg:height="1.922cm" svg:x="11.462cm" svg:y="3.378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</draw:g>
                    <draw:g>
                      <draw:custom-shape draw:style-name="gr77" draw:text-style-name="P3" draw:layer="layout" svg:width="0.645cm" svg:height="0.319cm" svg:x="12.741cm" svg:y="3.387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8" draw:text-style-name="P4" draw:layer="layout" svg:width="0.641cm" svg:height="0.32cm" svg:x="12.584cm" svg:y="3.706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5" draw:text-style-name="P6" draw:layer="layout" svg:width="0.643cm" svg:height="0.315cm" svg:x="12.42cm" svg:y="4.026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5" draw:text-style-name="P6" draw:layer="layout" svg:width="0.642cm" svg:height="0.324cm" svg:x="12.261cm" svg:y="4.341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5" draw:text-style-name="P6" draw:layer="layout" svg:width="0.641cm" svg:height="0.319cm" svg:x="12.1cm" svg:y="4.665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8" draw:text-style-name="P4" draw:layer="layout" svg:width="0.647cm" svg:height="0.32cm" svg:x="11.937cm" svg:y="4.984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</draw:g>
                    <draw:custom-shape draw:style-name="gr78" draw:text-style-name="P4" draw:layer="layout" svg:width="0.641cm" svg:height="0.32cm" svg:x="13.208cm" svg:y="3.39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75" draw:text-style-name="P6" draw:layer="layout" svg:width="0.642cm" svg:height="0.319cm" svg:x="13.047cm" svg:y="3.71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75" draw:text-style-name="P6" draw:layer="layout" svg:width="0.641cm" svg:height="0.318cm" svg:x="12.887cm" svg:y="4.03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75" draw:text-style-name="P6" draw:layer="layout" svg:width="0.641cm" svg:height="0.321cm" svg:x="12.724cm" svg:y="4.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74" draw:text-style-name="P5" draw:layer="layout" svg:width="0.645cm" svg:height="0.32cm" svg:x="12.563cm" svg:y="4.671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78" draw:text-style-name="P4" draw:layer="layout" svg:width="0.645cm" svg:height="0.319cm" svg:x="12.402cm" svg:y="4.991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g>
                      <draw:custom-shape draw:style-name="gr75" draw:text-style-name="P6" draw:layer="layout" svg:width="0.643cm" svg:height="0.32cm" svg:x="13.657cm" svg:y="3.393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9" draw:text-style-name="P7" draw:layer="layout" svg:width="0.643cm" svg:height="0.319cm" svg:x="13.497cm" svg:y="3.713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4" draw:text-style-name="P5" draw:layer="layout" svg:width="0.641cm" svg:height="0.318cm" svg:x="13.338cm" svg:y="4.032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8" draw:text-style-name="P4" draw:layer="layout" svg:width="0.643cm" svg:height="0.321cm" svg:x="13.173cm" svg:y="4.35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8" draw:text-style-name="P4" draw:layer="layout" svg:width="0.644cm" svg:height="0.32cm" svg:x="13.013cm" svg:y="4.671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7" draw:text-style-name="P3" draw:layer="layout" svg:width="0.643cm" svg:height="0.319cm" svg:x="12.854cm" svg:y="4.991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</draw:g>
                    <draw:g>
                      <draw:custom-shape draw:style-name="gr75" draw:text-style-name="P6" draw:layer="layout" svg:width="0.645cm" svg:height="0.32cm" svg:x="14.119cm" svg:y="3.393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5" draw:text-style-name="P6" draw:layer="layout" svg:width="0.641cm" svg:height="0.319cm" svg:x="13.962cm" svg:y="3.713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9" draw:text-style-name="P7" draw:layer="layout" svg:width="0.643cm" svg:height="0.318cm" svg:x="13.798cm" svg:y="4.032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4" draw:text-style-name="P5" draw:layer="layout" svg:width="0.642cm" svg:height="0.321cm" svg:x="13.639cm" svg:y="4.35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8" draw:text-style-name="P4" draw:layer="layout" svg:width="0.641cm" svg:height="0.32cm" svg:x="13.478cm" svg:y="4.671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77" draw:text-style-name="P3" draw:layer="layout" svg:width="0.647cm" svg:height="0.319cm" svg:x="13.315cm" svg:y="4.991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</draw:g>
                  </draw:g>
                  <draw:frame draw:style-name="gr68" draw:text-style-name="P19" draw:layer="layout" svg:width="4.318cm" svg:height="1.209cm" svg:x="11.754cm" svg:y="2.282cm">
                    <draw:text-box>
                      <text:p><text:span text:style-name="T4">raster</text:span><text:span text:style-name="T5"> file:</text:span></text:p>
                    </draw:text-box>
                  </draw:frame>
                </draw:g>
                <draw:g>
                  <draw:g>
                    <draw:custom-shape draw:style-name="gr80" draw:text-style-name="P21" draw:layer="layout" svg:width="1.143cm" svg:height="1.597cm" svg:x="16.467cm" svg:y="3.305cm">
                      <text:p/>
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g>
                      <draw:g>
                        <draw:custom-shape draw:style-name="gr81" draw:text-style-name="P22" draw:layer="layout" svg:width="0.402cm" svg:height="0.224cm" svg:x="17.982cm" svg:y="2.84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4cm" svg:x="17.883cm" svg:y="3.06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1cm" svg:height="0.224cm" svg:x="17.782cm" svg:y="3.29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2cm" svg:height="0.225cm" svg:x="17.68cm" svg:y="3.51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58cm" svg:y="3.7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3cm" svg:height="0.224cm" svg:x="17.48cm" svg:y="3.96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" draw:layer="layout" svg:width="2.062cm" svg:height="1.35cm" svg:x="17.48cm" svg:y="2.84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1" draw:text-style-name="P22" draw:layer="layout" svg:width="0.401cm" svg:height="0.224cm" svg:x="18.28cm" svg:y="2.84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1cm" svg:height="0.224cm" svg:x="18.18cm" svg:y="3.0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3cm" svg:x="18.08cm" svg:y="3.2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6cm" svg:x="17.978cm" svg:y="3.5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3cm" svg:height="0.223cm" svg:x="17.877cm" svg:y="3.74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4cm" svg:height="0.225cm" svg:x="17.776cm" svg:y="3.96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6" draw:text-style-name="P11" draw:layer="layout" svg:width="0.401cm" svg:height="0.224cm" svg:x="18.569cm" svg:y="2.8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1cm" svg:height="0.224cm" svg:x="18.469cm" svg:y="3.07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4cm" svg:x="18.369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cm" svg:height="0.226cm" svg:x="18.269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8.167cm" svg:y="3.75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2cm" svg:height="0.224cm" svg:x="18.067cm" svg:y="3.97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7" draw:text-style-name="P14" draw:layer="layout" svg:width="0.403cm" svg:height="0.224cm" svg:x="18.85cm" svg:y="2.8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8" draw:text-style-name="P12" draw:layer="layout" svg:width="0.403cm" svg:height="0.224cm" svg:x="18.75cm" svg:y="3.07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4cm" svg:x="18.65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1cm" svg:height="0.226cm" svg:x="18.549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1cm" svg:height="0.224cm" svg:x="18.449cm" svg:y="3.75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2cm" svg:height="0.224cm" svg:x="18.348cm" svg:y="3.97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6" draw:text-style-name="P11" draw:layer="layout" svg:width="0.402cm" svg:height="0.224cm" svg:x="19.14cm" svg:y="2.8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4cm" svg:x="19.041cm" svg:y="3.07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1cm" svg:height="0.224cm" svg:x="18.94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2cm" svg:height="0.226cm" svg:x="18.838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5" draw:layer="layout" svg:width="0.403cm" svg:height="0.224cm" svg:x="18.737cm" svg:y="3.75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5" draw:layer="layout" svg:width="0.404cm" svg:height="0.224cm" svg:x="18.637cm" svg:y="3.97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2" draw:text-style-name="P9" draw:layer="layout" svg:width="0.403cm" svg:height="0.226cm" svg:x="17.691cm" svg:y="3.0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4cm" svg:x="17.591cm" svg:y="3.29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cm" svg:height="0.222cm" svg:x="17.491cm" svg:y="3.5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1cm" svg:height="0.226cm" svg:x="17.389cm" svg:y="3.74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289cm" svg:y="3.96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189cm" svg:y="4.19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0" draw:text-style-name="P1" draw:layer="layout" svg:width="2.062cm" svg:height="1.351cm" svg:x="17.189cm" svg:y="3.0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2" draw:text-style-name="P9" draw:layer="layout" svg:width="0.402cm" svg:height="0.225cm" svg:x="17.988cm" svg:y="3.0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1cm" svg:height="0.224cm" svg:x="17.889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2cm" svg:height="0.222cm" svg:x="17.788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1cm" svg:height="0.226cm" svg:x="17.687cm" svg:y="3.74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3cm" svg:x="17.586cm" svg:y="3.9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3cm" svg:height="0.225cm" svg:x="17.486cm" svg:y="4.19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7" draw:text-style-name="P14" draw:layer="layout" svg:width="0.403cm" svg:height="0.224cm" svg:x="18.277cm" svg:y="3.08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2cm" svg:height="0.224cm" svg:x="18.178cm" svg:y="3.30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3cm" svg:x="18.078cm" svg:y="3.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cm" svg:height="0.225cm" svg:x="17.977cm" svg:y="3.7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875cm" svg:y="3.97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3cm" svg:height="0.225cm" svg:x="17.775cm" svg:y="4.20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8" draw:text-style-name="P12" draw:layer="layout" svg:width="0.402cm" svg:height="0.224cm" svg:x="18.56cm" svg:y="3.08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8" draw:text-style-name="P12" draw:layer="layout" svg:width="0.403cm" svg:height="0.224cm" svg:x="18.458cm" svg:y="3.30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2cm" svg:height="0.223cm" svg:x="18.358cm" svg:y="3.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2cm" svg:height="0.225cm" svg:x="18.258cm" svg:y="3.7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8.158cm" svg:y="3.97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1cm" svg:height="0.225cm" svg:x="18.057cm" svg:y="4.20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8" draw:text-style-name="P12" draw:layer="layout" svg:width="0.402cm" svg:height="0.224cm" svg:x="18.849cm" svg:y="3.08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4" draw:layer="layout" svg:width="0.401cm" svg:height="0.224cm" svg:x="18.749cm" svg:y="3.30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3cm" svg:x="18.649cm" svg:y="3.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cm" svg:height="0.225cm" svg:x="18.548cm" svg:y="3.7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1" draw:text-style-name="P23" draw:layer="layout" svg:width="0.402cm" svg:height="0.224cm" svg:x="18.447cm" svg:y="3.97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5" draw:layer="layout" svg:width="0.402cm" svg:height="0.225cm" svg:x="18.347cm" svg:y="4.20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3" draw:text-style-name="P8" draw:layer="layout" svg:width="0.403cm" svg:height="0.224cm" svg:x="17.404cm" svg:y="3.26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4cm" svg:x="17.306cm" svg:y="3.48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2cm" svg:height="0.224cm" svg:x="17.204cm" svg:y="3.71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1cm" svg:height="0.225cm" svg:x="17.103cm" svg:y="3.93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002cm" svg:y="4.16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4cm" svg:height="0.224cm" svg:x="16.902cm" svg:y="4.38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" draw:layer="layout" svg:width="2.062cm" svg:height="1.35cm" svg:x="16.902cm" svg:y="3.26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6" draw:text-style-name="P11" draw:layer="layout" svg:width="0.401cm" svg:height="0.224cm" svg:x="17.702cm" svg:y="3.27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1cm" svg:height="0.224cm" svg:x="17.602cm" svg:y="3.49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3cm" svg:x="17.502cm" svg:y="3.71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6cm" svg:x="17.401cm" svg:y="3.94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3cm" svg:x="17.3cm" svg:y="4.16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5cm" svg:x="17.2cm" svg:y="4.39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8" draw:text-style-name="P12" draw:layer="layout" svg:width="0.402cm" svg:height="0.224cm" svg:x="17.991cm" svg:y="3.2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8" draw:layer="layout" svg:width="0.402cm" svg:height="0.224cm" svg:x="17.891cm" svg:y="3.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cm" svg:height="0.224cm" svg:x="17.791cm" svg:y="3.72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cm" svg:height="0.225cm" svg:x="17.691cm" svg:y="3.94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589cm" svg:y="4.1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2cm" svg:height="0.224cm" svg:x="17.489cm" svg:y="4.3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92" draw:text-style-name="P13" draw:layer="layout" svg:width="0.402cm" svg:height="0.224cm" svg:x="18.273cm" svg:y="3.2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8" draw:text-style-name="P12" draw:layer="layout" svg:width="0.402cm" svg:height="0.224cm" svg:x="18.173cm" svg:y="3.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4cm" svg:x="18.073cm" svg:y="3.72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2cm" svg:height="0.225cm" svg:x="17.971cm" svg:y="3.94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10" draw:layer="layout" svg:width="0.402cm" svg:height="0.224cm" svg:x="17.871cm" svg:y="4.1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2" draw:text-style-name="P9" draw:layer="layout" svg:width="0.403cm" svg:height="0.224cm" svg:x="17.77cm" svg:y="4.3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92" draw:text-style-name="P13" draw:layer="layout" svg:width="0.402cm" svg:height="0.224cm" svg:x="18.562cm" svg:y="3.2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2" draw:text-style-name="P13" draw:layer="layout" svg:width="0.401cm" svg:height="0.224cm" svg:x="18.463cm" svg:y="3.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4" draw:layer="layout" svg:width="0.402cm" svg:height="0.224cm" svg:x="18.362cm" svg:y="3.72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1" draw:layer="layout" svg:width="0.401cm" svg:height="0.225cm" svg:x="18.261cm" svg:y="3.94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5" draw:layer="layout" svg:width="0.402cm" svg:height="0.224cm" svg:x="18.16cm" svg:y="4.1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5" draw:layer="layout" svg:width="0.403cm" svg:height="0.224cm" svg:x="18.06cm" svg:y="4.3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</draw:g>
                    <draw:custom-shape draw:style-name="gr93" draw:text-style-name="P21" draw:layer="layout" svg:width="3.175cm" svg:height="1.905cm" svg:x="16.167cm" svg:y="3.605cm">
                      <text:p/>
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  <draw:frame draw:style-name="gr68" draw:text-style-name="P19" draw:layer="layout" svg:width="4.318cm" svg:height="1.209cm" svg:x="15.77cm" svg:y="2.196cm">
                    <draw:text-box>
                      <text:p><text:span text:style-name="T5">raster directory:</text:span></text:p>
                    </draw:text-box>
                  </draw:frame>
                </draw:g>
              </draw:g>
              <draw:g>
                <draw:custom-shape draw:style-name="gr94" draw:text-style-name="P8" draw:layer="layout" svg:width="10.16cm" svg:height="5.461cm" svg:x="10.368cm" svg:y="6.3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95" draw:text-style-name="P24" draw:layer="layout" svg:width="6.826cm" svg:height="3.653cm" svg:x="11.657cm" svg:y="7.715cm">
                  <draw:text-box>
                    <text:p><text:span text:style-name="T8">loc, <text:s text:c="2"/>p, <text:s/>dom, <text:s text:c="3"/>r, <text:s/>trait, <text:s/>alpha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1, 0.5, <text:s text:c="3"/>0, 0.01, <text:s text:c="5"/>0, <text:s text:c="3"/>0.5,</text:span></text:p>
                    <text:p><text:span text:style-name="T8"><text:s text:c="2"/></text:span><text:span text:style-name="T8">1, 0.5, <text:s text:c="3"/>0, 0.01, <text:s text:c="5"/>1, <text:s text:c="3"/>0.5,</text:span></text:p>
                    <text:p><text:span text:style-name="T8"><text:s text:c="2"/></text:span><text:span text:style-name="T8">1, 0.5, <text:s text:c="3"/>0, 0.01, <text:s text:c="5"/>2, <text:s text:c="3"/>0.5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. <text:s text:c="3"/>. <text:s text:c="4"/>. <text:s text:c="4"/>. <text:s text:c="6"/>. <text:s text:c="6"/>.</text:span></text:p>
                    <text:p><text:span text:style-name="T8"><text:s text:c="2"/></text:span><text:span text:style-name="T8">. <text:s text:c="3"/>. <text:s text:c="4"/>. <text:s text:c="4"/>. <text:s text:c="6"/>. <text:s text:c="6"/>.</text:span></text:p>
                  </draw:text-box>
                </draw:frame>
                <draw:frame draw:style-name="gr62" draw:text-style-name="P20" draw:layer="layout" svg:width="9.948cm" svg:height="1.199cm" svg:x="10.356cm" svg:y="6.34cm">
                  <draw:text-box>
                    <text:p><text:span text:style-name="T6">Optional: </text:span><text:span text:style-name="T7">include path to a genomic architecture file (.csv)</text:span></text:p>
                  </draw:text-box>
                </draw:frame>
                <draw:frame draw:style-name="gr68" draw:text-style-name="P19" draw:layer="layout" svg:width="6.04cm" svg:height="1.209cm" svg:x="11.454cm" svg:y="6.984cm">
                  <draw:text-box>
                    <text:p><text:span text:style-name="T5">genomic architecture file:</text:span></text:p>
                  </draw:text-box>
                </draw:frame>
                <draw:line draw:style-name="gr70" draw:text-style-name="P10" draw:layer="layout" svg:x1="6.715cm" svg:y1="7.096cm" svg:x2="10.398cm" svg:y2="7.096cm">
                  <text:p/>
                </draw:line>
              </draw:g>
            </draw:g>
            <draw:line draw:style-name="gr96" draw:text-style-name="P1" draw:layer="layout" svg:x1="14.945cm" svg:y1="24.104cm" svg:x2="17.002cm" svg:y2="24.622cm">
              <text:p/>
            </draw:line>
            <draw:g>
              <draw:g>
                <draw:frame draw:style-name="gr68" draw:text-style-name="P19" draw:layer="layout" svg:width="4.318cm" svg:height="1.209cm" svg:x="16.313cm" svg:y="22.436cm">
                  <draw:text-box>
                    <text:p><text:span text:style-name="T5">output directory:</text:span></text:p>
                  </draw:text-box>
                </draw:frame>
                <draw:custom-shape draw:style-name="gr97" draw:text-style-name="P21" draw:layer="layout" svg:width="1.189cm" svg:height="1.597cm" svg:x="17.025cm" svg:y="24.14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frame draw:style-name="gr98" draw:text-style-name="P24" draw:layer="layout" svg:width="1.443cm" svg:height="1.905cm" svg:x="17.526cm" svg:y="23.126cm">
                    <draw:text-box>
                      <text:p><text:span text:style-name="T8">.</text:span><text:span text:style-name="T9">tif</text:span></text:p>
                    </draw:text-box>
                  </draw:frame>
                  <draw:frame draw:style-name="gr98" draw:text-style-name="P24" draw:layer="layout" svg:width="1.443cm" svg:height="1.905cm" svg:x="18.509cm" svg:y="23.301cm">
                    <draw:text-box>
                      <text:p><text:span text:style-name="T8">.</text:span><text:span text:style-name="T9">fasta</text:span></text:p>
                    </draw:text-box>
                  </draw:frame>
                  <draw:frame draw:style-name="gr98" draw:text-style-name="P24" draw:layer="layout" svg:width="1.443cm" svg:height="1.905cm" svg:x="17.78cm" svg:y="23.761cm">
                    <draw:text-box>
                      <text:p><text:span text:style-name="T8">.</text:span><text:span text:style-name="T9">vcf</text:span></text:p>
                    </draw:text-box>
                  </draw:frame>
                  <draw:frame draw:style-name="gr98" draw:text-style-name="P24" draw:layer="layout" svg:width="1.443cm" svg:height="1.905cm" svg:x="18.669cm" svg:y="23.888cm">
                    <draw:text-box>
                      <text:p><text:span text:style-name="T8">.</text:span><text:span text:style-name="T9">csv</text:span></text:p>
                    </draw:text-box>
                  </draw:frame>
                </draw:g>
                <draw:custom-shape draw:style-name="gr99" draw:text-style-name="P21" draw:layer="layout" svg:width="3.302cm" svg:height="1.905cm" svg:x="16.813cm" svg:y="24.44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frame draw:style-name="gr100" draw:text-style-name="P25" draw:layer="layout" svg:width="4.418cm" svg:height="0.581cm" svg:x="16.713cm" svg:y="24.705cm">
                  <draw:text-box>
                    <text:p><text:span text:style-name="T8">GEONOMICS_mod&lt;...&gt;</text:span></text:p>
                  </draw:text-box>
                </draw:frame>
              </draw:g>
            </draw:g>
            <draw:line draw:style-name="gr101" draw:text-style-name="P1" draw:layer="layout" svg:x1="1cm" svg:y1="20.939cm" svg:x2="20.59cm" svg:y2="20.939cm">
              <text:p/>
            </draw:line>
            <draw:line draw:style-name="gr101" draw:text-style-name="P1" draw:layer="layout" svg:x1="1cm" svg:y1="12.439cm" svg:x2="20.59cm" svg:y2="12.439cm">
              <text:p/>
            </draw:line>
          </draw:g>
          <draw:g xml:id="id5" draw:id="id5">
            <draw:frame draw:style-name="gr102" draw:text-style-name="P27" draw:layer="layout" svg:width="2.699cm" svg:height="4.715cm" svg:x="17.732cm" svg:y="12.776cm">
              <draw:text-box>
                <text:p text:style-name="P26"><text:span text:style-name="T10">Individual</text:span></text:p>
                <text:p text:style-name="P26"><text:span text:style-name="T11">Characteristics:</text:span></text:p>
                <text:p text:style-name="P26"><text:span text:style-name="T11">- genome</text:span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/></text:p>
                <text:p text:style-name="P26"><text:span text:style-name="T11">- phenotype</text:span></text:p>
              </draw:text-box>
            </draw:frame>
            <draw:g>
              <draw:g>
                <draw:frame draw:style-name="gr103" draw:text-style-name="P25" draw:layer="layout" svg:width="1.108cm" svg:height="3.551cm" svg:x="18.107cm" svg:y="14.273cm">
                  <draw:text-box>
                    <text:p><text:span text:style-name="T8">0,0</text:span></text:p>
                    <text:p><text:span text:style-name="T8">1,0</text:span></text:p>
                    <text:p><text:span text:style-name="T8"><text:s/></text:span><text:span text:style-name="T8">.</text:span></text:p>
                    <text:p><text:span text:style-name="T8"><text:s/></text:span><text:span text:style-name="T8">.</text:span></text:p>
                    <text:p><text:span text:style-name="T8"><text:s/></text:span><text:span text:style-name="T8">.</text:span></text:p>
                    <text:p><text:span text:style-name="T8"><text:s/></text:span><text:span text:style-name="T8">0,1</text:span></text:p>
                  </draw:text-box>
                </draw:frame>
                <draw:custom-shape draw:style-name="gr104" draw:text-style-name="P1" draw:layer="layout" svg:width="0.059cm" svg:height="2.667cm" svg:x="18.225cm" svg:y="14.179cm">
                  <text:p/>
      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      <draw:equation draw:name="f0" draw:formula="$0 /2"/>
                    <draw:equation draw:name="f1" draw:formula="top+$0 "/>
                    <draw:equation draw:name="f2" draw:formula="bottom-$0 "/>
                    <draw:equation draw:name="f3" draw:formula="top+?f0 "/>
                    <draw:equation draw:name="f4" draw:formula="bottom-?f0 "/>
                    <draw:handle draw:handle-position="left $0" draw:handle-range-y-minimum="0" draw:handle-range-y-maximum="10800"/>
                  </draw:enhanced-geometry>
                </draw:custom-shape>
                <draw:custom-shape draw:style-name="gr104" draw:text-style-name="P1" draw:layer="layout" svg:width="0.049cm" svg:height="2.667cm" svg:x="18.938cm" svg:y="14.179cm">
                  <text:p/>
        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        <draw:equation draw:name="f0" draw:formula="$0 /2"/>
                    <draw:equation draw:name="f1" draw:formula="top+$0 "/>
                    <draw:equation draw:name="f2" draw:formula="bottom-$0 "/>
                    <draw:equation draw:name="f3" draw:formula="top+?f0 "/>
                    <draw:equation draw:name="f4" draw:formula="bottom-?f0 "/>
                    <draw:handle draw:handle-position="right $0" draw:handle-range-y-minimum="0" draw:handle-range-y-maximum="10800"/>
                  </draw:enhanced-geometry>
                </draw:custom-shape>
              </draw:g>
            </draw:g>
            <draw:frame draw:style-name="gr105" draw:text-style-name="P28" draw:layer="layout" svg:width="2.413cm" svg:height="3.34cm" svg:x="1.127cm" svg:y="13.458cm">
              <draw:text-box>
                <text:p><text:span text:style-name="T12">Species</text:span></text:p>
                <text:p><text:span text:style-name="T11">Characteristics:</text:span></text:p>
                <text:p><text:span text:style-name="T11">- carrying </text:span></text:p>
                <text:p><text:span text:style-name="T11"><text:s text:c="2"/></text:span><text:span text:style-name="T11">capacity layer</text:span></text:p>
                <text:p><text:span text:style-name="T11">- life-history <text:s text:c="3"/></text:span></text:p>
                <text:p><text:span text:style-name="T11"><text:s text:c="2"/></text:span><text:span text:style-name="T11">parameters</text:span></text:p>
                <text:p><text:span text:style-name="T11">- genomic </text:span></text:p>
                <text:p><text:span text:style-name="T11"><text:s text:c="2"/></text:span><text:span text:style-name="T11">architecture</text:span></text:p>
                <text:p><text:span text:style-name="T11">- demographic <text:s text:c="2"/></text:span></text:p>
                <text:p><text:span text:style-name="T11"><text:s text:c="2"/></text:span><text:span text:style-name="T11">change events</text:span></text:p>
              </draw:text-box>
            </draw:frame>
            <draw:frame draw:style-name="gr106" draw:text-style-name="P29" draw:layer="layout" svg:width="2.921cm" svg:height="2.515cm" svg:x="16.989cm" svg:y="18.069cm">
              <draw:text-box>
                <text:p><text:span text:style-name="T13">Landscape </text:span></text:p>
                <text:p><text:span text:style-name="T11">Characteristics:</text:span></text:p>
                <text:p><text:span text:style-name="T11">- dimensions</text:span></text:p>
                <text:p><text:span text:style-name="T11">- number of layers</text:span></text:p>
                <text:p><text:span text:style-name="T11">- layers’ rasters</text:span></text:p>
                <text:p><text:span text:style-name="T11">- environmental </text:span></text:p>
                <text:p><text:span text:style-name="T11"><text:s text:c="2"/></text:span><text:span text:style-name="T11">change events</text:span></text:p>
              </draw:text-box>
            </draw:frame>
            <draw:frame draw:style-name="gr107" draw:text-style-name="P30" draw:layer="layout" svg:width="3.115cm" svg:height="2.24cm" svg:x="1.181cm" svg:y="23.182cm">
              <draw:text-box>
                <text:p><text:span text:style-name="T14">Model:</text:span></text:p>
                <text:p><text:span text:style-name="T11">Characteristics:</text:span></text:p>
                <text:p><text:span text:style-name="T11">- number of runs</text:span></text:p>
                <text:p><text:span text:style-name="T11">- timesteps per run</text:span></text:p>
                <text:p><text:span text:style-name="T11">- statistics to calculate</text:span></text:p>
                <text:p><text:span text:style-name="T11">- data to collect</text:span></text:p>
              </draw:text-box>
            </draw:frame>
            <draw:custom-shape draw:style-name="gr108" draw:text-style-name="P1" draw:layer="layout" svg:width="0.762cm" svg:height="0.762cm" svg:x="14.997cm" svg:y="14.3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1" draw:layer="layout" svg:width="13.314cm" svg:height="3.842cm" draw:transform="rotate (0.220784150377283) translate (3.551cm 14.5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0" draw:text-style-name="P1" draw:layer="layout" svg:width="11.176cm" svg:height="5.334cm" svg:x="4.629cm" svg:y="21.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g xml:id="id1" draw:id="id1">
                  <draw:custom-shape draw:style-name="gr111" draw:text-style-name="P1" draw:layer="layout" svg:width="2.286cm" svg:height="0.635cm" svg:x="8.863cm" svg:y="22.516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12" draw:text-style-name="P31" draw:layer="layout" svg:width="2.532cm" svg:height="0.683cm" svg:x="8.766cm" svg:y="22.463cm">
                    <draw:text-box>
                      <text:p text:style-name="P10"><text:span text:style-name="T15">movement</text:span></text:p>
                    </draw:text-box>
                  </draw:frame>
                </draw:g>
                <draw:g xml:id="id4" draw:id="id4">
                  <draw:custom-shape draw:style-name="gr113" draw:text-style-name="P1" draw:layer="layout" svg:width="2.2cm" svg:height="0.635cm" svg:x="5.718cm" svg:y="23.86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12" draw:text-style-name="P31" draw:layer="layout" svg:width="2.449cm" svg:height="0.683cm" svg:x="5.591cm" svg:y="23.86cm">
                    <draw:text-box>
                      <text:p text:style-name="P10"><text:span text:style-name="T15">mating</text:span></text:p>
                    </draw:text-box>
                  </draw:frame>
                </draw:g>
                <draw:g>
                  <draw:custom-shape draw:style-name="gr114" draw:text-style-name="P1" draw:layer="layout" svg:width="2.115cm" svg:height="0.635cm" svg:x="6.915cm" svg:y="25.534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12" draw:text-style-name="P31" draw:layer="layout" svg:width="2.032cm" svg:height="0.683cm" svg:x="6.915cm" svg:y="25.511cm">
                    <draw:text-box>
                      <text:p text:style-name="P10"><text:span text:style-name="T15">mortality</text:span></text:p>
                    </draw:text-box>
                  </draw:frame>
                  <draw:line draw:style-name="gr115" draw:text-style-name="P1" draw:layer="layout" svg:x1="9.074cm" svg:y1="25.892cm" svg:x2="10.725cm" svg:y2="25.892cm">
                    <text:p/>
                  </draw:line>
                  <draw:g>
                    <draw:line draw:style-name="gr115" draw:text-style-name="P1" draw:layer="layout" svg:x1="10.017cm" svg:y1="22.082cm" svg:x2="10.017cm" svg:y2="22.463cm">
                      <text:p/>
                    </draw:line>
                    <draw:line draw:style-name="gr116" draw:text-style-name="P1" draw:layer="layout" svg:x1="9.128cm" svg:y1="22.082cm" svg:x2="10.017cm" svg:y2="22.082cm">
                      <text:p/>
                    </draw:line>
                  </draw:g>
                </draw:g>
                <draw:g xml:id="id2" draw:id="id2">
                  <draw:custom-shape draw:style-name="gr117" draw:text-style-name="P1" draw:layer="layout" svg:width="2.667cm" svg:height="0.635cm" svg:x="10.852cm" svg:y="25.534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12" draw:text-style-name="P31" draw:layer="layout" svg:width="3.061cm" svg:height="0.683cm" svg:x="10.671cm" svg:y="25.511cm">
                    <draw:text-box>
                      <text:p text:style-name="P10"><text:span text:style-name="T15">change events</text:span></text:p>
                    </draw:text-box>
                  </draw:frame>
                </draw:g>
                <draw:g xml:id="id3" draw:id="id3">
                  <draw:custom-shape draw:style-name="gr118" draw:text-style-name="P1" draw:layer="layout" svg:width="3.37cm" svg:height="0.635cm" svg:x="11.565cm" svg:y="23.784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12" draw:text-style-name="P31" draw:layer="layout" svg:width="3.556cm" svg:height="0.683cm" svg:x="11.433cm" svg:y="23.761cm">
                    <draw:text-box>
                      <text:p text:style-name="P10"><text:span text:style-name="T15">write stats &amp; data</text:span></text:p>
                    </draw:text-box>
                  </draw:frame>
                </draw:g>
                <draw:connector draw:style-name="gr115" draw:text-style-name="P1" draw:layer="layout" draw:type="line" svg:x1="8.766cm" svg:y1="22.807cm" svg:x2="6.835cm" svg:y2="23.756cm" draw:start-shape="id1" draw:start-glue-point="3" svg:d="M8766 22807l-1931 949" svg:viewBox="0 0 1932 950">
                  <text:p/>
                </draw:connector>
                <draw:connector draw:style-name="gr115" draw:text-style-name="P1" draw:layer="layout" draw:type="line" svg:x1="12.201cm" svg:y1="25.511cm" svg:x2="13.165cm" svg:y2="24.495cm" draw:start-shape="id2" draw:start-glue-point="0" svg:d="M12201 25511l964-1016" svg:viewBox="0 0 965 1017">
                  <text:p/>
                </draw:connector>
                <draw:connector draw:style-name="gr115" draw:text-style-name="P1" draw:layer="layout" draw:type="line" svg:x1="13.211cm" svg:y1="23.761cm" svg:x2="11.298cm" svg:y2="22.807cm" draw:start-shape="id3" draw:start-glue-point="0" draw:end-shape="id1" svg:d="M13211 23761l-1913-954" svg:viewBox="0 0 1914 955">
                  <text:p/>
                </draw:connector>
                <draw:connector draw:style-name="gr115" draw:text-style-name="P1" draw:layer="layout" draw:type="line" svg:x1="6.815cm" svg:y1="24.543cm" svg:x2="7.695cm" svg:y2="25.384cm" draw:start-shape="id4" draw:start-glue-point="2" svg:d="M6815 24543l880 841" svg:viewBox="0 0 881 842">
                  <text:p/>
                </draw:connector>
              </draw:g>
              <draw:frame draw:style-name="gr119" draw:text-style-name="P32" draw:layer="layout" svg:width="4.41cm" svg:height="1.523cm" svg:x="4.891cm" svg:y="21.357cm">
                <draw:text-box>
                  <text:p><text:span text:style-name="T16">for n runs:</text:span></text:p>
                  <text:p><text:span text:style-name="T16"><text:s text:c="4"/></text:span><text:span text:style-name="T16">for t timesteps per run:</text:span></text:p>
                </draw:text-box>
              </draw:frame>
            </draw:g>
          </draw:g>
          <draw:line draw:style-name="gr120" draw:text-style-name="P10" draw:layer="layout" svg:x1="15.605cm" svg:y1="14.462cm" svg:x2="18.018cm" svg:y2="13.319cm">
            <text:p/>
          </draw:line>
          <draw:connector draw:style-name="gr121" draw:text-style-name="P1" draw:layer="layout" draw:type="curve" svg:x1="10.779cm" svg:y1="11.668cm" svg:x2="10.779cm" svg:y2="11.668cm" draw:start-shape="id5" draw:end-shape="id5" svg:d="M10779 11668z" svg:viewBox="0 0 1 1">
            <text:p/>
          </draw:connector>
          <draw:connector draw:style-name="gr121" draw:text-style-name="P1" draw:layer="layout" draw:type="line" svg:x1="10.779cm" svg:y1="11.668cm" svg:x2="10.779cm" svg:y2="11.668cm" draw:start-shape="id5" draw:end-shape="id5" svg:d="M10779 11668z" svg:viewBox="0 0 1 1">
            <text:p/>
          </draw:connector>
          <draw:connector draw:style-name="gr121" draw:text-style-name="P1" draw:layer="layout" draw:type="line" svg:x1="10.779cm" svg:y1="11.668cm" svg:x2="10.779cm" svg:y2="11.668cm" draw:start-shape="id5" draw:end-shape="id5" svg:d="M10779 11668z" svg:viewBox="0 0 1 1">
            <text:p/>
          </draw:connector>
          <draw:connector draw:style-name="gr121" draw:text-style-name="P1" draw:layer="layout" draw:type="line" svg:x1="10.779cm" svg:y1="11.668cm" svg:x2="10.779cm" svg:y2="11.668cm" draw:start-shape="id5" draw:end-shape="id5" svg:d="M10779 11668z" svg:viewBox="0 0 1 1">
            <text:p/>
          </draw:connector>
        </draw:g>
        <draw:line draw:style-name="gr120" draw:text-style-name="P10" draw:layer="layout" svg:x1="5.445cm" svg:y1="14.716cm" svg:x2="3.159cm" svg:y2="13.954cm">
          <text:p/>
        </draw:line>
        <draw:custom-shape draw:style-name="gr122" draw:text-style-name="P1" draw:layer="layout" svg:width="0.635cm" svg:height="3.683cm" svg:x="13.192cm" svg:y="17.002cm">
          <text:p/>
          <draw:enhanced-geometry svg:viewBox="0 0 21600 21600" draw:glue-points="0 0 0 21600 21600 10800" draw:text-areas="0 ?f9 7800 ?f10" draw:type="right-brace" draw:modifiers="1672.00209918657 10465.798045602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0" draw:text-style-name="P10" draw:layer="layout" svg:x1="13.827cm" svg:y1="18.78cm" svg:x2="17.256cm" svg:y2="18.526cm">
          <text:p/>
        </draw:line>
        <draw:line draw:style-name="gr120" draw:text-style-name="P10" draw:layer="layout" svg:x1="4.683cm" svg:y1="22.082cm" svg:x2="2.143cm" svg:y2="23.3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 Vu Sans Mono1" svg:font-family="'Deja Vu Sans Mono'" style:font-family-generic="modern" style:font-pitch="fixed"/>
    <style:font-face style:name="Deja Vu Sans Mono2" svg:font-family="'Deja Vu Sans Mono'" style:font-adornments="Regular" style:font-family-generic="modern" style:font-pitch="fixed"/>
    <style:font-face style:name="Noto Sans Mono Medium1" svg:font-family="'Noto Sans Mono Medium'" style:font-family-generic="swiss" style:font-pitch="fixed"/>
    <style:font-face style:name="Noto Sans Mono Medium2" svg:font-family="'Noto Sans Mono Medium'" style:font-adornments="Regular" style:font-family-generic="swiss" style:font-pitch="fixed"/>
    <style:font-face style:name="Deja Vu Sans Mono" svg:font-family="'Deja 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Medium" svg:font-family="'Noto Sans Mono Medium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4:04:49.042702072</meta:creation-date>
    <dc:date>2019-03-01T21:04:24.774945872</dc:date>
    <meta:editing-duration>PT2H20M41S</meta:editing-duration>
    <meta:editing-cycles>32</meta:editing-cycles>
    <meta:generator>LibreOffice/6.1.5.2$Linux_X86_64 LibreOffice_project/10$Build-2</meta:generator>
    <meta:document-statistic meta:object-count="425"/>
  </office:meta>
</office:document-meta>
</file>